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list-style-name="L8"/>
    <style:style style:name="P3" style:family="paragraph" style:parent-style-name="Text_20_body" style:list-style-name="L9"/>
    <style:style style:name="P4" style:family="paragraph" style:parent-style-name="Text_20_body" style:list-style-name="L10"/>
    <style:style style:name="P5" style:family="paragraph" style:parent-style-name="Text_20_body" style:list-style-name="L11"/>
    <style:style style:name="P6" style:family="paragraph" style:parent-style-name="Text_20_body" style:list-style-name="L12"/>
    <style:style style:name="P7" style:family="paragraph" style:parent-style-name="Text_20_body" style:list-style-name="L13"/>
    <style:style style:name="P8" style:family="paragraph" style:parent-style-name="Text_20_body" style:list-style-name="L14"/>
    <style:style style:name="P9" style:family="paragraph" style:parent-style-name="Text_20_body" style:list-style-name="L8">
      <style:paragraph-properties fo:margin-top="0cm" fo:margin-bottom="0cm" loext:contextual-spacing="false"/>
    </style:style>
    <style:style style:name="P10" style:family="paragraph" style:parent-style-name="Text_20_body" style:list-style-name="L9">
      <style:paragraph-properties fo:margin-top="0cm" fo:margin-bottom="0cm" loext:contextual-spacing="false"/>
    </style:style>
    <style:style style:name="P11" style:family="paragraph" style:parent-style-name="Text_20_body" style:list-style-name="L10">
      <style:paragraph-properties fo:margin-top="0cm" fo:margin-bottom="0cm" loext:contextual-spacing="false"/>
    </style:style>
    <style:style style:name="P12" style:family="paragraph" style:parent-style-name="Text_20_body" style:list-style-name="L10">
      <style:paragraph-properties fo:margin-top="0cm" fo:margin-bottom="0cm" loext:contextual-spacing="false"/>
      <style:text-properties fo:font-weight="normal"/>
    </style:style>
    <style:style style:name="P13" style:family="paragraph" style:parent-style-name="Text_20_body" style:list-style-name="L11">
      <style:paragraph-properties fo:margin-top="0cm" fo:margin-bottom="0cm" loext:contextual-spacing="false"/>
      <style:text-properties fo:font-weight="normal"/>
    </style:style>
    <style:style style:name="P14" style:family="paragraph" style:parent-style-name="Text_20_body" style:list-style-name="L13">
      <style:paragraph-properties fo:margin-top="0cm" fo:margin-bottom="0cm" loext:contextual-spacing="false"/>
      <style:text-properties fo:font-weight="normal"/>
    </style:style>
    <style:style style:name="P15" style:family="paragraph" style:parent-style-name="Text_20_body" style:list-style-name="L14">
      <style:paragraph-properties fo:margin-top="0cm" fo:margin-bottom="0cm" loext:contextual-spacing="false"/>
      <style:text-properties fo:font-weight="normal"/>
    </style:style>
    <style:style style:name="P16" style:family="paragraph" style:parent-style-name="Text_20_body" style:list-style-name="L12">
      <style:paragraph-properties fo:margin-top="0cm" fo:margin-bottom="0cm" loext:contextual-spacing="false"/>
    </style:style>
    <style:style style:name="P17" style:family="paragraph" style:parent-style-name="Text_20_body" style:list-style-name="L13">
      <style:paragraph-properties fo:margin-top="0cm" fo:margin-bottom="0cm" loext:contextual-spacing="false"/>
    </style:style>
    <style:style style:name="P18" style:family="paragraph" style:parent-style-name="Text_20_body" style:list-style-name="L14">
      <style:paragraph-properties fo:margin-top="0cm" fo:margin-bottom="0cm" loext:contextual-spacing="false"/>
    </style:style>
    <style:style style:name="T1" style:family="text">
      <style:text-properties fo:font-weight="normal"/>
    </style:style>
    <style:style style:name="T2" style:family="text">
      <style:text-properties fo:font-weight="bold"/>
    </style:style>
    <text:list-style style:name="L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1.0 Executive Summary</text:h>
      <text:p text:style-name="P1">The Executive Summary should be the first section. It's an overview of your business plan, and should be no more than 1 page. This will give a first impression, so it needs to be well written. You want to make the reader interested in your business and want to know more. You can think of this like a trailer for a movie—it has to give the reader an idea of what your business is, but also entice them to keep reading.</text:p>
      <text:p text:style-name="Text_20_body"><text:span text:style-name="T1">Although this section goes first, you should </text:span><text:span text:style-name="T2">consider writing it last!</text:span> <text:span text:style-name="T1">That way, you know all the details of your business plan and can summarize your thoughts well. The Executive Summary for a standard business plan should include:</text:span></text:p>
      <text:list xml:id="list2671622594" text:style-name="L8">
        <text:list-item>
          <text:p text:style-name="P9"><text:span text:style-name="T1">Your business name and location</text:span> </text:p>
        </text:list-item>
        <text:list-item>
          <text:p text:style-name="P9"><text:span text:style-name="T1">The products and/or services offered (mobile app)</text:span> </text:p>
        </text:list-item>
        <text:list-item>
          <text:p text:style-name="P2"><text:span text:style-name="T1">The purpose of your business plan (to secure investors, launch an app, etc)</text:span> </text:p>
        </text:list-item>
      </text:list>
      <text:h text:style-name="Heading_20_2" text:outline-level="2">2.0 Organization Summary </text:h>
      <text:p text:style-name="P1">A Company Description is an overview of your business, which should broadly describe who you are, how your company runs and functions (operates), and what your goals are. It is an elaboration of the Executive Summary, and gives much more detail and explanation. It should cover:</text:p>
      <text:list xml:id="list1970063861" text:style-name="L9">
        <text:list-item>
          <text:p text:style-name="P10"><text:span text:style-name="T1">The type of business (for-profit, social enterprise, nonprofit, etc.)</text:span> </text:p>
        </text:list-item>
        <text:list-item>
          <text:p text:style-name="P10"><text:span text:style-name="T1">Your company's mission statement</text:span> </text:p>
        </text:list-item>
        <text:list-item>
          <text:p text:style-name="P10"><text:span text:style-name="T1">The important people in your business and the roles they play</text:span> </text:p>
        </text:list-item>
        <text:list-item>
          <text:p text:style-name="P10"><text:span text:style-name="T1">An overview of your product/service and who your market will be</text:span> </text:p>
        </text:list-item>
        <text:list-item>
          <text:p text:style-name="P10"><text:span text:style-name="T1">A brief history of how your business was created</text:span> </text:p>
        </text:list-item>
        <text:list-item>
          <text:p text:style-name="P3"><text:span text:style-name="T1">An outline of what you want to accomplish in the immediate future based on the information in the rest of the business plan and your future goals. </text:span> </text:p>
        </text:list-item>
      </text:list>
      <text:h text:style-name="Heading_20_2" text:outline-level="2">3.0 Services </text:h>
      <text:p text:style-name="P1">In the Products/Services section, you should clearly describe what you are selling and focus on how the customer benefits. You’ll want to include details about how your mobile app is being developed—if there is anyone you are working with on it, or if you are creating the mobile app by yourselves. Here, you should consider adding pictures or screenshots of your mobile app, or include diagrams on how your mobile app will work. In general, this section should include:</text:p>
      <text:list xml:id="list924240662" text:style-name="L10">
        <text:list-item>
          <text:p text:style-name="P12">An in-depth description of your product/service, emphasizing the specific benefits to the customer </text:p>
          <text:list>
            <text:list-item>
              <text:p text:style-name="P12">Try using visuals or images to depict this. Screenshots of the app can help. Show, don’t just tell! </text:p>
            </text:list-item>
          </text:list>
        </text:list-item>
        <text:list-item>
          <text:p text:style-name="P11"><text:span text:style-name="T1">An explanation of how your product/service has advantages over the competition</text:span> </text:p>
        </text:list-item>
        <text:list-item>
          <text:p text:style-name="P11"><text:span text:style-name="T1">Your product development; the current stage of development product is in, and how ready is it for being brought to market</text:span> </text:p>
        </text:list-item>
        <text:list-item>
          <text:p text:style-name="P4"><text:span text:style-name="T1">Research and development activities that may lead to new products/services</text:span> </text:p>
        </text:list-item>
      </text:list>
      <text:p text:style-name="Text_20_body"/>
      <text:h text:style-name="Heading_20_2" text:outline-level="2"><text:soft-page-break/>4.0 Market Analysis Summary </text:h>
      <text:p text:style-name="P1">Here is where you will show off all of the homework you did in Market Research. You’ll want to summarize what you learned about the market your mobile app is designed for, and your conclusions on how you think it will perform. Your market analysis should include:</text:p>
      <text:list xml:id="list2325058856" text:style-name="L11">
        <text:list-item>
          <text:p text:style-name="P13">Description of the market </text:p>
          <text:list>
            <text:list-item>
              <text:p text:style-name="P13">Who are the key competitors? </text:p>
            </text:list-item>
            <text:list-item>
              <text:p text:style-name="P13">How do you think your mobile app will perform and why? </text:p>
            </text:list-item>
          </text:list>
        </text:list-item>
        <text:list-item>
          <text:p text:style-name="P13">Customer research </text:p>
          <text:list>
            <text:list-item>
              <text:p text:style-name="P13">Market size </text:p>
            </text:list-item>
            <text:list-item>
              <text:p text:style-name="P13">Demographics </text:p>
            </text:list-item>
          </text:list>
        </text:list-item>
        <text:list-item>
          <text:p text:style-name="P13">Competitor analysis </text:p>
          <text:list>
            <text:list-item>
              <text:p text:style-name="P13">Competitor strengths and weaknesses </text:p>
            </text:list-item>
            <text:list-item>
              <text:p text:style-name="P5"><text:span text:style-name="T1">How will your app stand against these competitors </text:span></text:p>
            </text:list-item>
          </text:list>
        </text:list-item>
      </text:list>
      <text:h text:style-name="Heading_20_2" text:outline-level="2">5.0 Strategy and Implementation Summary </text:h>
      <text:p text:style-name="P1">In this section, the first thing you want to do is explain your marketing strategy, and how you will promote your app to potential customers. You’ll also want to include details like how much the app will cost, how customers will hear about your app, and how customers will buy and get your app. Essentially, you want to explain how you will show people your product, how you will get people to buy it, and what happens once people buy your app. In order to describe this, you’ll need:</text:p>
      <text:list xml:id="list3575953559" text:style-name="L12">
        <text:list-item>
          <text:p text:style-name="P16"><text:span text:style-name="T1">An explanation of how you will reach target customers and enter the market</text:span> </text:p>
        </text:list-item>
        <text:list-item>
          <text:p text:style-name="P16"><text:span text:style-name="T1">Details about pricing, promotions, and distribution of the app</text:span> </text:p>
        </text:list-item>
        <text:list-item>
          <text:p text:style-name="P16"><text:span text:style-name="T1">An explanation of how the company will function, from when the app is produced to when the app is delivered to the customer</text:span> </text:p>
        </text:list-item>
        <text:list-item>
          <text:p text:style-name="P6"><text:span text:style-name="T1">Information on the number and types of employees you currently have or will need</text:span> </text:p>
        </text:list-item>
      </text:list>
      <text:h text:style-name="Heading_20_2" text:outline-level="2">6.0 Management Summary </text:h>
      <text:p text:style-name="Text_20_body">Now you’ll want to describe all of the key people that are in your company. This will explain who does what in your business and justify why you have them on your team. Give a detailed description of each division or department of your company and what it does. Include the background and reasoning for any advisors if you have them here too. If your team is small, you can demonstrate all the different key roles they play in your company. You’ll want to provide:</text:p>
      <text:list xml:id="list4034744556" text:style-name="L13">
        <text:list-item>
          <text:p text:style-name="P17"><text:span text:style-name="T1">Information about owners, including their names, extent of involvement within the company and a biography listing their background and skills</text:span> </text:p>
        </text:list-item>
        <text:list-item>
          <text:p text:style-name="P14">Profiles of your management team, including their names, positions, main responsibilities, and past experience (what each team member did to create the business and app) </text:p>
          <text:list>
            <text:list-item>
              <text:p text:style-name="P17"><text:span text:style-name="T1">You can come up with job titles for your team members, like Chief Executive Officer (CEO) or Chief Technical Officer (CTO). You can get silly with it too, like Chief Idea Maker! </text:span><text:a xlink:type="simple" xlink:href="https://en.wikipedia.org/wiki/List_of_corporate_titles" office:target-frame-name="_blank" xlink:show="new" text:style-name="Internet_20_link" text:visited-style-name="Visited_20_Internet_20_Link"><text:span text:style-name="T1">Here</text:span></text:a><text:span text:style-name="T1"> are some examples. </text:span></text:p>
            </text:list-item>
          </text:list>
        </text:list-item>
        <text:list-item>
          <text:p text:style-name="P7"><text:span text:style-name="T1">List of any advisors, such as your mentor(s).</text:span> </text:p>
        </text:list-item>
      </text:list>
      <text:p text:style-name="Text_20_body"/>
      <text:h text:style-name="Heading_20_2" text:outline-level="2"><text:soft-page-break/><text:span text:style-name="Strong_20_Emphasis">7.0 Financial Plan</text:span></text:h>
      <text:p text:style-name="Text_20_body"><text:span text:style-name="Strong_20_Emphasis"><text:span text:style-name="T1">For your last section, you will need to give a monetary explanation for how you will achieve all of the things you described in your business plan—this is coming from the </text:span></text:span><text:a xlink:type="simple" xlink:href="http://www.technovationchallenge.org/curriculum/business3/" office:target-frame-name="_blank" xlink:show="new" text:style-name="Internet_20_link" text:visited-style-name="Visited_20_Internet_20_Link"><text:span text:style-name="Strong_20_Emphasis"><text:span text:style-name="T1">Business Model</text:span></text:span></text:a><text:span text:style-name="Strong_20_Emphasis"><text:span text:style-name="T1">. This is a key piece that ties everything together. You need to show that your plan is achievable and that your business will be successful, since it’s hard work to start a business! Use tables and graphs to show the information in a simple format. The key parts of your plan are:</text:span></text:span></text:p>
      <text:list xml:id="list1836045485" text:style-name="L14">
        <text:list-item>
          <text:p text:style-name="P18"><text:span text:style-name="T1">How much money you have now and how will you be using it</text:span> </text:p>
        </text:list-item>
        <text:list-item>
          <text:p text:style-name="P15">How much money you’ll need and what goals you have set  </text:p>
          <text:list>
            <text:list-item>
              <text:p text:style-name="P15">What would you do with the funding if you were a finalist? How would you allot those funds to the parts of your business? It helps to be as specific as you can, it’s understandable if you don’t know exactly—your business is new and developing! </text:p>
            </text:list-item>
          </text:list>
        </text:list-item>
        <text:list-item>
          <text:p text:style-name="P8"><text:span text:style-name="T1">How much money do you plan to make in the next 3-5 years and how (profit projection)</text:span> </text:p>
        </text:list-item>
      </text:list>
      <text:p text:style-name="P1">Ask your mentor for help if you get stuck! Make sure to ask them questions and give feedback to you. They’re here to help you.</text:p>
      <text:p text:style-name="Text_20_body"><text:span text:style-name="Strong_20_Emphasi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uk" fo:country="UA"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uk" fo:country="UA"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4T19:18:04.026046126</meta:creation-date>
    <dc:date>2019-02-04T19:25:12.600345102</dc:date>
    <meta:editing-duration>PT28S</meta:editing-duration>
    <meta:editing-cycles>1</meta:editing-cycles>
    <meta:document-statistic meta:table-count="0" meta:image-count="0" meta:object-count="0" meta:page-count="3" meta:paragraph-count="51" meta:word-count="1079" meta:character-count="6068" meta:non-whitespace-character-count="5037"/>
    <meta:generator>LibreOffice/6.1.4.2$Linux_X86_64 LibreOffice_project/10$Build-2</meta:generator>
  </office:meta>
</office:document-meta>
</file>